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0813e4" style:font-name="arial" style:font-size-asian="11pt" style:font-size-complex="11pt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813e4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813e4" style:font-name="Arial" style:font-size-asian="10pt" style:font-size-complex="10pt"/>
    </style:style>
    <style:style style:family="paragraph" style:name="P6" style:parent-style-name="UrbanBody">
      <style:paragraph-properties fo:margin-left="0cm" fo:margin-right="0cm" fo:text-indent="0cm" style:auto-text-indent="false"/>
      <style:text-properties style:font-name="arial"/>
    </style:style>
    <style:style style:family="paragraph" style:name="P7" style:parent-style-name="UrbanTitle">
      <style:text-properties officeooo:paragraph-rsid="000813e4"/>
    </style:style>
    <style:style style:family="paragraph" style:name="P8" style:parent-style-name="UrbanBody">
      <style:text-properties style:font-name="arial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style:font-name="arial" style:font-style-asian="normal" style:font-style-complex="normal" style:text-underline-style="none"/>
    </style:style>
    <style:style style:family="text" style:name="T7">
      <style:text-properties fo:country="BE" fo:font-style="normal" fo:font-weight="normal" fo:language="fr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8">
      <style:text-properties fo:country="BE" fo:font-style="normal" fo:font-weight="bold" fo:language="fr" officeooo:rsid="0084aa93" style:font-name-complex="Arial" style:font-style-asian="normal" style:font-style-complex="normal" style:font-weight-asian="bold" style:font-weight-complex="bold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14">do text</text:span></text:p><text:p text:style-name="P9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Ministère de la Région Wallonne<text:line-break/>Division de la Prévention et des Autorisations<text:line-break/>Direction de Namur<text:line-break/>Avenue Reine Astrid, 39<text:line-break/>5000<text:tab/>NAMUR<text:line-break/></text:span><text:span text:style-name="T8">RECOMMANDE</text:span></text:p>
          </table:table-cell>
        </table:table-row>
      </table:table>
      <text:p text:style-name="P7"><text:span text:style-name="Emphasis"><text:span text:style-name="T1"/></text:span></text:p>
      <text:p text:style-name="P7"><text:span text:style-name="Emphasis"><text:span text:style-name="T6">Irrecevabilité d'un Permis d'environnement classe 2</text:span></text:span></text:p>
      <text:p text:style-name="P1"><text:span text:style-name="T9"/></text:p>
      <text:p text:style-name="P1"/>
      <text:p text:style-name="P3"><text:span text:style-name="T3"><office:annotation><dc:creator>Gauthier Bastien</dc:creator><dc:date>2011-02-16T16:12:24</dc:date><text:p text:style-name="P9"><text:span text:style-name="T13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9"><text:span text:style-name="T12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6"><text:tab/>J’ai l’honneur de vous informer qu’en vertu de l’article 20, 1ère, § 2, alinéa 1er du décret du 11 mars 1999 relatif au permis d’environnement, que les compléments demandés par votre administration en date du <text:text-input text:description="Evénement-Date de réception">tool.formatDate(self.getLastMissingPart().getEventDate())</text:text-input><text:s/>n’ont pas été introduit dans les délais prescrits à savoir 6 mois à dater de l’envoie de la demande de courrier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9"><text:span text:style-name="T10">do text</text:span></text:p><text:p text:style-name="P9"><text:span text:style-name="T11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0813e4" style:font-name="arial" style:font-size-asian="11pt" style:font-size-complex="11pt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813e4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813e4" style:font-name="Arial" style:font-size-asian="10pt" style:font-size-complex="10pt"/>
    </style:style>
    <style:style style:family="paragraph" style:name="P6" style:parent-style-name="UrbanBody">
      <style:paragraph-properties fo:margin-left="0cm" fo:margin-right="0cm" fo:text-indent="0cm" style:auto-text-indent="false"/>
      <style:text-properties style:font-name="arial"/>
    </style:style>
    <style:style style:family="paragraph" style:name="P7" style:parent-style-name="UrbanTitle">
      <style:text-properties officeooo:paragraph-rsid="000813e4"/>
    </style:style>
    <style:style style:family="paragraph" style:name="P8" style:parent-style-name="UrbanBody">
      <style:text-properties style:font-name="arial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style:font-name="arial" style:font-style-asian="normal" style:font-style-complex="normal" style:text-underline-style="none"/>
    </style:style>
    <style:style style:family="text" style:name="T7">
      <style:text-properties fo:country="BE" fo:font-style="normal" fo:font-weight="normal" fo:language="fr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8">
      <style:text-properties fo:country="BE" fo:font-style="normal" fo:font-weight="bold" fo:language="fr" officeooo:rsid="0084aa93" style:font-name-complex="Arial" style:font-style-asian="normal" style:font-style-complex="normal" style:font-weight-asian="bold" style:font-weight-complex="bold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14">do text</text:span></text:p><text:p text:style-name="P9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Ministère de la Région Wallonne<text:line-break/>Division de la Prévention et des Autorisations<text:line-break/>Direction de Namur<text:line-break/>Avenue Reine Astrid, 39<text:line-break/>5000<text:tab/>NAMUR<text:line-break/></text:span><text:span text:style-name="T8">RECOMMANDE</text:span></text:p>
          </table:table-cell>
        </table:table-row>
      </table:table>
      <text:p text:style-name="P7"><text:span text:style-name="Emphasis"><text:span text:style-name="T1"/></text:span></text:p>
      <text:p text:style-name="P7"><text:span text:style-name="Emphasis"><text:span text:style-name="T6">Irrecevabilité d'un Permis d'environnement classe 2</text:span></text:span></text:p>
      <text:p text:style-name="P1"><text:span text:style-name="T9"/></text:p>
      <text:p text:style-name="P1"/>
      <text:p text:style-name="P3"><text:span text:style-name="T3"><office:annotation><dc:creator>Gauthier Bastien</dc:creator><dc:date>2011-02-16T16:12:24</dc:date><text:p text:style-name="P9"><text:span text:style-name="T13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9"><text:span text:style-name="T12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6"><text:tab/>J’ai l’honneur de vous informer qu’en vertu de l’article 20, 1ère, § 2, alinéa 1er du décret du 11 mars 1999 relatif au permis d’environnement, que les compléments demandés par votre administration en date du <text:text-input text:description="Evénement-Date de réception">tool.formatDate(self.getLastMissingPart().getEventDate())</text:text-input><text:s/>n’ont pas été introduit dans les délais prescrits à savoir 6 mois à dater de l’envoie de la demande de courrier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9"><text:span text:style-name="T10">do text</text:span></text:p><text:p text:style-name="P9"><text:span text:style-name="T11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0813e4" style:font-name="arial" style:font-size-asian="11pt" style:font-size-complex="11pt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813e4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813e4" style:font-name="Arial" style:font-size-asian="10pt" style:font-size-complex="10pt"/>
    </style:style>
    <style:style style:family="paragraph" style:name="P6" style:parent-style-name="UrbanBody">
      <style:paragraph-properties fo:margin-left="0cm" fo:margin-right="0cm" fo:text-indent="0cm" style:auto-text-indent="false"/>
      <style:text-properties style:font-name="arial"/>
    </style:style>
    <style:style style:family="paragraph" style:name="P7" style:parent-style-name="UrbanTitle">
      <style:text-properties officeooo:paragraph-rsid="000813e4"/>
    </style:style>
    <style:style style:family="paragraph" style:name="P8" style:parent-style-name="UrbanBody">
      <style:text-properties style:font-name="arial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style:font-name="arial" style:font-style-asian="normal" style:font-style-complex="normal" style:text-underline-style="none"/>
    </style:style>
    <style:style style:family="text" style:name="T7">
      <style:text-properties fo:country="BE" fo:font-style="normal" fo:font-weight="normal" fo:language="fr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8">
      <style:text-properties fo:country="BE" fo:font-style="normal" fo:font-weight="bold" fo:language="fr" officeooo:rsid="0084aa93" style:font-name-complex="Arial" style:font-style-asian="normal" style:font-style-complex="normal" style:font-weight-asian="bold" style:font-weight-complex="bold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14">do text</text:span></text:p><text:p text:style-name="P9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Ministère de la Région Wallonne<text:line-break/>Division de la Prévention et des Autorisations<text:line-break/>Direction de Namur<text:line-break/>Avenue Reine Astrid, 39<text:line-break/>5000<text:tab/>NAMUR<text:line-break/></text:span><text:span text:style-name="T8">RECOMMANDE</text:span></text:p>
          </table:table-cell>
        </table:table-row>
      </table:table>
      <text:p text:style-name="P7"><text:span text:style-name="Emphasis"><text:span text:style-name="T1"/></text:span></text:p>
      <text:p text:style-name="P7"><text:span text:style-name="Emphasis"><text:span text:style-name="T6">Irrecevabilité d'un Permis d'environnement classe 2</text:span></text:span></text:p>
      <text:p text:style-name="P1"><text:span text:style-name="T9"/></text:p>
      <text:p text:style-name="P1"/>
      <text:p text:style-name="P3"><text:span text:style-name="T3"><office:annotation><dc:creator>Gauthier Bastien</dc:creator><dc:date>2011-02-16T16:12:24</dc:date><text:p text:style-name="P9"><text:span text:style-name="T13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9"><text:span text:style-name="T12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6"><text:tab/>J’ai l’honneur de vous informer qu’en vertu de l’article 20, 1ère, § 2, alinéa 1er du décret du 11 mars 1999 relatif au permis d’environnement, que les compléments demandés par votre administration en date du <text:text-input text:description="Evénement-Date de réception">tool.formatDate(self.getLastMissingPart().getEventDate())</text:text-input><text:s/>n’ont pas été introduit dans les délais prescrits à savoir 6 mois à dater de l’envoie de la demande de courrier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9"><text:span text:style-name="T10">do text</text:span></text:p><text:p text:style-name="P9"><text:span text:style-name="T11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0813e4" style:font-name="arial" style:font-size-asian="11pt" style:font-size-complex="11pt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813e4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813e4" style:font-name="Arial" style:font-size-asian="10pt" style:font-size-complex="10pt"/>
    </style:style>
    <style:style style:family="paragraph" style:name="P6" style:parent-style-name="UrbanBody">
      <style:paragraph-properties fo:margin-left="0cm" fo:margin-right="0cm" fo:text-indent="0cm" style:auto-text-indent="false"/>
      <style:text-properties style:font-name="arial"/>
    </style:style>
    <style:style style:family="paragraph" style:name="P7" style:parent-style-name="UrbanTitle">
      <style:text-properties officeooo:paragraph-rsid="000813e4"/>
    </style:style>
    <style:style style:family="paragraph" style:name="P8" style:parent-style-name="UrbanBody">
      <style:text-properties style:font-name="arial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style:font-name="arial" style:font-style-asian="normal" style:font-style-complex="normal" style:text-underline-style="none"/>
    </style:style>
    <style:style style:family="text" style:name="T7">
      <style:text-properties fo:country="BE" fo:font-style="normal" fo:font-weight="normal" fo:language="fr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8">
      <style:text-properties fo:country="BE" fo:font-style="normal" fo:font-weight="bold" fo:language="fr" officeooo:rsid="0084aa93" style:font-name-complex="Arial" style:font-style-asian="normal" style:font-style-complex="normal" style:font-weight-asian="bold" style:font-weight-complex="bold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9"><text:span text:style-name="T14">do text</text:span></text:p><text:p text:style-name="P9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7">Ministère de la Région Wallonne<text:line-break/>Division de la Prévention et des Autorisations<text:line-break/>Direction de Namur<text:line-break/>Avenue Reine Astrid, 39<text:line-break/>5000<text:tab/>NAMUR<text:line-break/></text:span><text:span text:style-name="T8">RECOMMANDE</text:span></text:p>
          </table:table-cell>
        </table:table-row>
      </table:table>
      <text:p text:style-name="P7"><text:span text:style-name="Emphasis"><text:span text:style-name="T1"/></text:span></text:p>
      <text:p text:style-name="P7"><text:span text:style-name="Emphasis"><text:span text:style-name="T6">Irrecevabilité d'un Permis d'environnement classe 2</text:span></text:span></text:p>
      <text:p text:style-name="P1"><text:span text:style-name="T9"/></text:p>
      <text:p text:style-name="P1"/>
      <text:p text:style-name="P3"><text:span text:style-name="T3"><office:annotation><dc:creator>Gauthier Bastien</dc:creator><dc:date>2011-02-16T16:12:24</dc:date><text:p text:style-name="P9"><text:span text:style-name="T13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9"><text:span text:style-name="T12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6"><text:tab/>J’ai l’honneur de vous informer qu’en vertu de l’article 20, 1ère, § 2, alinéa 1er du décret du 11 mars 1999 relatif au permis d’environnement, que les compléments demandés par votre administration en date du <text:text-input text:description="Evénement-Date de réception">tool.formatDate(self.getLastMissingPart().getEventDate())</text:text-input><text:s/>n’ont pas été introduit dans les délais prescrits à savoir 6 mois à dater de l’envoie de la demande de courrier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9"><text:span text:style-name="T10">do text</text:span></text:p><text:p text:style-name="P9"><text:span text:style-name="T11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8:31.519510148</dc:date>
    <meta:editing-duration>PT7H54M52S</meta:editing-duration>
    <meta:editing-cycles>49</meta:editing-cycles>
    <meta:generator>LibreOffice/6.4.6.2$Linux_X86_64 LibreOffice_project/40$Build-2</meta:generator>
    <meta:document-statistic meta:table-count="1" meta:image-count="0" meta:object-count="0" meta:page-count="1" meta:paragraph-count="14" meta:word-count="150" meta:character-count="1090" meta:non-whitespace-character-count="970"/>
  </office:meta>
</office:document-meta>
</file>